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4.58cm"/>
      <style:paragraph-properties style:writing-mode="lr-tb"/>
    </style:style>
    <style:style style:name="gr3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2.04cm"/>
      <style:paragraph-properties style:writing-mode="lr-tb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start="Arrowheads_20_11" draw:marker-start-width="0.3cm" draw:marker-end="Arrowheads_20_12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54cm" svg:x="7.985cm" svg:y="2.587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5.08cm" svg:x="7.985cm" svg:y="7.667cm">
          <text:p text:style-name="P1">RN487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25cm" svg:y1="5.127cm" svg:x2="10.525cm" svg:y2="7.667cm" draw:start-shape="id1" draw:start-glue-point="2" draw:end-shape="id2" draw:end-glue-point="0" svg:d="M10525 5127v2540" svg:viewBox="0 0 1 2541">
          <text:p text:style-name="P2">UART</text:p>
        </draw:connector>
        <draw:custom-shape draw:style-name="gr4" draw:text-style-name="P1" xml:id="id3" draw:id="id3" draw:layer="layout" svg:width="2.54cm" svg:height="5.08cm" svg:x="2.27cm" svg:y="7.667cm">
          <text:p text:style-name="P1">APP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985cm" svg:y1="10.207cm" svg:x2="4.81cm" svg:y2="10.207cm" draw:start-shape="id2" draw:start-glue-point="3" draw:end-shape="id3" draw:end-glue-point="1" svg:d="M7985 10207h-3175" svg:viewBox="0 0 3176 1">
          <text:p text:style-name="P2">BTLE</text:p>
        </draw:connector>
        <draw:custom-shape draw:style-name="gr6" draw:text-style-name="P1" xml:id="id4" draw:id="id4" draw:layer="layout" svg:width="2.54cm" svg:height="2.54cm" svg:x="7.668cm" svg:y="14.97cm">
          <text:p text:style-name="P1">Gyro 1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54cm" svg:height="2.54cm" svg:x="10.843cm" svg:y="14.97cm">
          <text:p text:style-name="P1">Accel 1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938cm" svg:y1="14.97cm" svg:x2="10.525cm" svg:y2="12.747cm" draw:start-shape="id4" draw:start-glue-point="0" draw:end-shape="id2" draw:end-glue-point="2" svg:d="M8938 14970l1587-2223" svg:viewBox="0 0 1588 2224">
          <text:p text:style-name="P2">I2C</text:p>
        </draw:connector>
        <draw:connector draw:style-name="gr8" draw:text-style-name="P3" draw:layer="layout" draw:type="line" svg:x1="12.113cm" svg:y1="14.97cm" svg:x2="10.525cm" svg:y2="12.747cm" draw:start-shape="id5" draw:start-glue-point="0" draw:end-shape="id2" draw:end-glue-point="2" svg:d="M12113 14970l-1588-2223" svg:viewBox="0 0 1589 2224">
          <text:p text:style-name="P2">I2C</text:p>
        </draw:connector>
        <draw:custom-shape draw:style-name="gr4" draw:text-style-name="P1" xml:id="id6" draw:id="id6" draw:layer="layout" svg:width="2.54cm" svg:height="5.08cm" svg:x="16.24cm" svg:y="7.667cm">
          <text:p text:style-name="P1">RAM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6.24cm" svg:y1="10.207cm" svg:x2="13.065cm" svg:y2="10.207cm" draw:start-shape="id6" draw:start-glue-point="3" draw:end-shape="id2" draw:end-glue-point="1" svg:d="M16240 10207h-3175" svg:viewBox="0 0 3176 1">
          <text:p text:style-name="P2">I2C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2T14:04:00.840056726</meta:creation-date>
    <dc:date>2021-03-22T13:11:48.837805987</dc:date>
    <meta:editing-duration>PT4H58M44S</meta:editing-duration>
    <meta:editing-cycles>3</meta:editing-cycles>
    <meta:generator>LibreOffice/7.1.1.2$Linux_X86_64 LibreOffice_project/10$Build-2</meta:generator>
    <meta:document-statistic meta:object-count="11"/>
  </office:meta>
</office:document-meta>
</file>